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rsid="00168cdb" officeooo:paragraph-rsid="00168cdb" style:font-style-asian="italic" style:font-style-complex="italic"/>
    </style:style>
    <style:style style:name="P2" style:family="paragraph" style:parent-style-name="Standard">
      <style:text-properties fo:language="en" fo:country="US" fo:font-style="italic" officeooo:rsid="00168cdb" officeooo:paragraph-rsid="00168cdb" style:font-style-asian="italic" style:font-style-complex="italic"/>
    </style:style>
    <style:style style:name="P3" style:family="paragraph" style:parent-style-name="Standard">
      <style:text-properties fo:language="en" fo:country="US" fo:font-style="italic" officeooo:rsid="001bf751" officeooo:paragraph-rsid="001bf751" style:font-style-asian="italic" style:font-style-complex="italic"/>
    </style:style>
    <style:style style:name="P4" style:family="paragraph" style:parent-style-name="Standard">
      <style:text-properties fo:color="#0000ff" fo:language="en" fo:country="US" fo:font-style="italic" officeooo:rsid="00168cdb" officeooo:paragraph-rsid="00168cdb" style:font-style-asian="italic" style:font-style-complex="italic"/>
    </style:style>
    <style:style style:name="P5" style:family="paragraph" style:parent-style-name="Standard">
      <style:text-properties fo:color="#0000ff" fo:language="en" fo:country="US" fo:font-style="italic" officeooo:rsid="00182e58" officeooo:paragraph-rsid="00182e58" style:font-style-asian="italic" style:font-style-complex="italic"/>
    </style:style>
    <style:style style:name="P6" style:family="paragraph" style:parent-style-name="Standard">
      <style:text-properties fo:color="#0000ff" fo:language="en" fo:country="US" fo:font-style="italic" officeooo:rsid="001bf751" officeooo:paragraph-rsid="001bf751" style:font-style-asian="italic" style:font-style-complex="italic"/>
    </style:style>
    <style:style style:name="P7" style:family="paragraph" style:parent-style-name="Standard">
      <style:text-properties fo:color="#0000ff" fo:language="en" fo:country="US" fo:font-style="italic" officeooo:rsid="001cd3ec" officeooo:paragraph-rsid="001cd3ec" style:font-style-asian="italic" style:font-style-complex="italic"/>
    </style:style>
    <style:style style:name="P8" style:family="paragraph" style:parent-style-name="Standard">
      <style:text-properties fo:color="#0000ff" fo:language="en" fo:country="US" fo:font-style="italic" officeooo:rsid="00224619" officeooo:paragraph-rsid="00224619" style:font-style-asian="italic" style:font-style-complex="italic"/>
    </style:style>
    <style:style style:name="P9" style:family="paragraph" style:parent-style-name="Standard">
      <style:text-properties fo:color="#0000ff" fo:language="en" fo:country="US" fo:font-style="italic" officeooo:rsid="0020334c" officeooo:paragraph-rsid="0020334c" style:font-style-asian="italic" style:font-style-complex="italic"/>
    </style:style>
    <style:style style:name="P10" style:family="paragraph" style:parent-style-name="Standard">
      <style:text-properties fo:color="#0000ff" fo:font-style="italic" officeooo:paragraph-rsid="00199329" style:font-style-asian="italic" style:font-style-complex="italic"/>
    </style:style>
    <style:style style:name="P11" style:family="paragraph" style:parent-style-name="Standard">
      <style:text-properties fo:font-style="italic" officeooo:paragraph-rsid="00182e58" style:font-style-asian="italic" style:font-style-complex="italic"/>
    </style:style>
    <style:style style:name="T1" style:family="text">
      <style:text-properties fo:language="en" fo:country="US" officeooo:rsid="00168cdb"/>
    </style:style>
    <style:style style:name="T2" style:family="text">
      <style:text-properties fo:language="en" fo:country="US" officeooo:rsid="00199329"/>
    </style:style>
    <style:style style:name="T3" style:family="text">
      <style:text-properties officeooo:rsid="00179fb3"/>
    </style:style>
    <style:style style:name="T4" style:family="text">
      <style:text-properties officeooo:rsid="00182e58"/>
    </style:style>
    <style:style style:name="T5" style:family="text">
      <style:text-properties fo:color="#0000ff"/>
    </style:style>
    <style:style style:name="T6" style:family="text">
      <style:text-properties fo:color="#0000ff" fo:language="en" fo:country="US" officeooo:rsid="00182e58"/>
    </style:style>
    <style:style style:name="T7" style:family="text">
      <style:text-properties fo:color="#0000ff" officeooo:rsid="00182e58"/>
    </style:style>
    <style:style style:name="T8" style:family="text">
      <style:text-properties fo:color="#0000ff" officeooo:rsid="001cd3ec"/>
    </style:style>
    <style:style style:name="T9" style:family="text">
      <style:text-properties officeooo:rsid="00199329"/>
    </style:style>
    <style:style style:name="T10" style:family="text">
      <style:text-properties officeooo:rsid="001a5a12"/>
    </style:style>
    <style:style style:name="T11" style:family="text">
      <style:text-properties officeooo:rsid="001d2218"/>
    </style:style>
    <style:style style:name="T12" style:family="text">
      <style:text-properties officeooo:rsid="00216e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l in the blanks in each of the following statements:</text:p>
      <text:p text:style-name="P1"/>
      <text:p text:style-name="P1">a) The bases of the decimal, binary, octal and hexadecimal number systems are ___<text:span text:style-name="T3">10</text:span>___,___<text:span text:style-name="T3">2</text:span>___,___<text:span text:style-name="T3">8</text:span>___ and __<text:span text:style-name="T3">16</text:span>____ respectively.</text:p>
      <text:p text:style-name="P1"/>
      <text:p text:style-name="P1">b) The positional value of the rightmost digit of any number in either binary, octal, decimal or hexadecimal is always ___<text:span text:style-name="T7">1</text:span>___.</text:p>
      <text:p text:style-name="P1"/>
      <text:p text:style-name="P11"><text:span text:style-name="T1">c) The positional value of the digit to the left of the rightmost digit of any number in binary, octal, decimal or hexadecimal is always equal to ___</text:span><text:span text:style-name="T6">t</text:span><text:span text:style-name="T5">he base of the number system</text:span><text:span text:style-name="T1">___.</text:span></text:p>
      <text:p text:style-name="P1"/>
      <text:p text:style-name="P1">State whether each of the following is true or false. If false, explain why.</text:p>
      <text:p text:style-name="P1"/>
      <text:p text:style-name="P1">a) A popular reason for using the decimal number system is that it forms a convenient notation for abbreviating binary numbers simply by substituting one decimal digit per group of four binary bits.</text:p>
      <text:p text:style-name="P4">-<text:span text:style-name="T4">false. It does hex.</text:span></text:p>
      <text:p text:style-name="P1"/>
      <text:p text:style-name="P1">b) The highest digit in any base is one more than the base.</text:p>
      <text:p text:style-name="P5">-false. It is one less than the base.</text:p>
      <text:p text:style-name="P1"/>
      <text:p text:style-name="P1">c) The lowest digit in any base is one less than the base.</text:p>
      <text:p text:style-name="P4">-<text:span text:style-name="T4">false. Zero – the lowest digit in any base.</text:span></text:p>
      <text:p text:style-name="P1"/>
      <text:p text:style-name="P1"/>
      <text:p text:style-name="P1">Fill in the missing values in this chart of positional values for the rightmost four positions in each of the indicated number systems:</text:p>
      <text:p text:style-name="P1"/>
      <text:p text:style-name="P1">decimal 1000 100 10 1</text:p>
      <text:p text:style-name="P1"/>
      <text:p text:style-name="P1">hexadecimal <text:span text:style-name="T4">4096</text:span> 256 <text:span text:style-name="T4">16</text:span> <text:span text:style-name="T4">1</text:span></text:p>
      <text:p text:style-name="P1"/>
      <text:p text:style-name="P1">binary <text:span text:style-name="T4">8</text:span> <text:span text:style-name="T4">4</text:span> <text:span text:style-name="T4">2</text:span> <text:span text:style-name="T4">1</text:span></text:p>
      <text:p text:style-name="P1"/>
      <text:p text:style-name="P1">octal 512 <text:span text:style-name="T4">64</text:span> 8 <text:span text:style-name="T4">1</text:span></text:p>
      <text:p text:style-name="P1"/>
      <text:p text:style-name="P1">Do some conversion (manually, the purpose of this question is to practice in manual conversion)</text:p>
      <text:p text:style-name="P1"/>
      <text:p text:style-name="P1">• Convert binary 110101011000 to octal and to hexadecimal.</text:p>
      <text:p text:style-name="P4">O<text:span text:style-name="T4">ct: </text:span>6530; <text:span text:style-name="T4">Hex: </text:span>D58.</text:p>
      <text:p text:style-name="P1"/>
      <text:p text:style-name="P1">• Convert hexadecimal FADE to binary.</text:p>
      <text:p text:style-name="P10"><text:span text:style-name="T2">Bin: </text:span>1111 1010 1<text:span text:style-name="T10">011</text:span> 1110.</text:p>
      <text:p text:style-name="P1"/>
      <text:p text:style-name="P1">• Convert octal 7316 to binary.</text:p>
      <text:p text:style-name="P4"><text:span text:style-name="T9">Bin: </text:span>111 011 001 110 </text:p>
      <text:p text:style-name="P1"/>
      <text:p text:style-name="P1">• Convert hexadecimal 4BEF to octal. [Hint: First convert 4BEF to binary, then convert that binary number to octal.]</text:p>
      <text:p text:style-name="P6">bin: 0100 1011 1110 1111 → 0 100 101 111 101 111 → Oct: 056767</text:p>
      <text:p text:style-name="P1"/>
      <text:p text:style-name="P1">• Convert binary 1101010 to decimal.</text:p>
      <text:p text:style-name="P3"><text:span text:style-name="T5">2^</text:span><text:span text:style-name="T8">1</text:span><text:span text:style-name="T5">+2^</text:span><text:span text:style-name="T8">3</text:span><text:span text:style-name="T5">+2^</text:span><text:span text:style-name="T8">5</text:span><text:span text:style-name="T5">+2</text:span><text:span text:style-name="T8">^6</text:span><text:span text:style-name="T5"> = </text:span><text:span text:style-name="T8">2+8+32+64</text:span><text:span text:style-name="T5"> = </text:span><text:span text:style-name="T8">106</text:span></text:p>
      <text:p text:style-name="P1"><text:soft-page-break/>• Convert octal 314 to decimal.</text:p>
      <text:p text:style-name="P7">4*<text:span text:style-name="T11">8^0 + 1*8^1+3*8^2 = 4+8+192 = 204</text:span></text:p>
      <text:p text:style-name="P1"/>
      <text:p text:style-name="P1">• Convert hexadecimal FED5 to decimal.</text:p>
      <text:p text:style-name="P9">5*16^0+13*16^1+14*16^2+15*16^3 = <text:span text:style-name="T12">5+208+3584+61440 = 65237</text:span></text:p>
      <text:p text:style-name="P4"/>
      <text:p text:style-name="P1">• Convert decimal 135 to binary, to octal and to hexadecimal.</text:p>
      <text:p text:style-name="P8">10 000 111 → 207 → 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11:54.298628169</meta:creation-date>
    <dc:date>2017-06-01T20:43:49.661881398</dc:date>
    <meta:editing-duration>PT4H2M40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2" meta:paragraph-count="33" meta:word-count="354" meta:character-count="1973" meta:non-whitespace-character-count="1650"/>
  </office:meta>
</office:document-meta>
</file>